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fc5f" officeooo:paragraph-rsid="000bfc5f"/>
    </style:style>
    <style:style style:name="P2" style:family="paragraph" style:parent-style-name="Standard">
      <style:text-properties fo:font-style="normal" fo:font-weight="bold" officeooo:rsid="000d0cef" officeooo:paragraph-rsid="000d0cef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weight="bold" officeooo:rsid="000d0cef" officeooo:paragraph-rsid="000d0cef" style:font-weight-asian="bold" style:font-weight-complex="bold"/>
    </style:style>
    <style:style style:name="P4" style:family="paragraph" style:parent-style-name="Standard">
      <style:text-properties fo:font-weight="bold" officeooo:rsid="000ed9a2" officeooo:paragraph-rsid="000ed9a2" style:font-weight-asian="bold" style:font-weight-complex="bold"/>
    </style:style>
    <style:style style:name="T1" style:family="text">
      <style:text-properties officeooo:rsid="000e7b35"/>
    </style:style>
    <style:style style:name="T2" style:family="text">
      <style:text-properties officeooo:rsid="000ed9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Oberfläche (Stück Papier)</text:p>
      <text:p text:style-name="P3">Objekte (Spiegel, Mauer, Lasergenerator, Zielscheibe) - <text:span text:style-name="T2">Linh</text:span></text:p>
      <text:p text:style-name="P3">GUI <text:span text:style-name="T1">(Hauptmenü, Baumenü) -Alex</text:span></text:p>
      <text:p text:style-name="P3">Gamelogik <text:span text:style-name="T2">(Spiegelwinkelberechnung, Collision, Ausrichtung der Spiegel, Gewinnbedingung)</text:span></text:p>
      <text:p text:style-name="P3"/>
      <text:p text:style-name="P4">1. Oberfläche</text:p>
      <text:p text:style-name="P4">2. Gameobjekte</text:p>
      <text:p text:style-name="P4">3. Logik/GUI</text:p>
      <text:p text:style-name="P1"/>
      <text:p text:style-name="P1"/>
      <text:p text:style-name="P2">Tracking Kram</text:p>
      <text:p text:style-name="P1">Platte unterteilen in mehrere Kasten</text:p>
      <text:p text:style-name="P1">(Start und Ziel sind schon positioniert)</text:p>
      <text:p text:style-name="P1">Jeder Kasten stellt ein Tracker da</text:p>
      <text:p text:style-name="P1">Wenn eine Karte auf die Platte getan wird, wird ein Tracker verdeckt</text:p>
      <text:p text:style-name="P1">Spiegel wird erst angezeigt, wenn der Tracker komplett verdeckt wird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3M3S</meta:editing-duration>
    <meta:editing-cycles>5</meta:editing-cycles>
    <meta:generator>LibreOffice/5.0.2.2$Windows_x86 LibreOffice_project/37b43f919e4de5eeaca9b9755ed688758a8251fe</meta:generator>
    <dc:date>2015-12-07T15:36:41.775000000</dc:date>
    <meta:document-statistic meta:table-count="0" meta:image-count="0" meta:object-count="0" meta:page-count="1" meta:paragraph-count="13" meta:word-count="68" meta:character-count="501" meta:non-whitespace-character-count="446"/>
    <meta:user-defined meta:name="Info 1"/>
    <meta:user-defined meta:name="Info 2"/>
    <meta:user-defined meta:name="Info 3"/>
    <meta:user-defined meta:name="Info 4"/>
  </office:meta>
</office:document-meta>
</file>